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3" office:value-type="string" calcext:value-type="string">
            <text:p>Expositor</text:p>
          </table:table-cell>
          <table:table-cell table:style-name="ce3" office:value-type="string" calcext:value-type="string">
            <text:p>Posicao</text:p>
          </table:table-cell>
          <table:table-cell table:style-name="ce7" office:value-type="string" calcext:value-type="string">
            <text:p>Unidade</text:p>
          </table:table-cell>
          <table:table-cell table:style-name="ce10" office:value-type="string" calcext:value-type="string">
            <text:p>Referencia</text:p>
          </table:table-cell>
          <table:table-cell table:style-name="ce10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1" office:value-type="float" office:value="1125984" calcext:value-type="float">
            <text:p>11259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5986" calcext:value-type="float">
            <text:p>11259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2338" calcext:value-type="float">
            <text:p>11223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Metro Quadrado</text:p>
          </table:table-cell>
          <table:table-cell table:style-name="ce15"/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126222" calcext:value-type="float">
            <text:p>11262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8641" calcext:value-type="float">
            <text:p>11186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0667" calcext:value-type="float">
            <text:p>11106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8120" calcext:value-type="float">
            <text:p>10781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1092" calcext:value-type="float">
            <text:p>11110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6165" calcext:value-type="float">
            <text:p>10761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9106" calcext:value-type="float">
            <text:p>10791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8951" calcext:value-type="float">
            <text:p>1118951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9791" calcext:value-type="float">
            <text:p>11297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5121" calcext:value-type="float">
            <text:p>11151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6128" calcext:value-type="float">
            <text:p>11161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Metro Quadrado</text:p>
          </table:table-cell>
          <table:table-cell table:style-name="ce15"/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128342" calcext:value-type="float">
            <text:p>11283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7388" calcext:value-type="float">
            <text:p>10973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8844" calcext:value-type="float">
            <text:p>11288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8614" calcext:value-type="float">
            <text:p>10986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44089" calcext:value-type="float">
            <text:p>10440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30002" calcext:value-type="float">
            <text:p>11300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Metro Quadrado</text:p>
          </table:table-cell>
          <table:table-cell table:style-name="ce16" office:value-type="string" calcext:value-type="string">
            <text:p>204673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9775" calcext:value-type="float">
            <text:p>10697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Metro Quadrado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31449" calcext:value-type="float">
            <text:p>11314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Metro Quadrado</text:p>
          </table:table-cell>
          <table:table-cell table:style-name="ce16" office:value-type="string" calcext:value-type="string">
            <text:p>204624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9593" calcext:value-type="float">
            <text:p>11295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1884" calcext:value-type="float">
            <text:p>11118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8627" calcext:value-type="float">
            <text:p>11286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6938" calcext:value-type="float">
            <text:p>11269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26742" calcext:value-type="float">
            <text:p>11267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Metro Quadrado</text:p>
          </table:table-cell>
          <table:table-cell table:style-name="ce15"/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6"/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07:15.4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5T16:08:16.550000000</dc:date>
    <meta:editing-duration>PT9M4S</meta:editing-duration>
    <meta:editing-cycles>7</meta:editing-cycles>
    <meta:document-statistic meta:table-count="1" meta:cell-count="143" meta:object-count="0"/>
  </office:meta>
</office:document-meta>
</file>